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8c468" officeooo:paragraph-rsid="000265c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b8d73" officeooo:paragraph-rsid="000265c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b8d73" officeooo:paragraph-rsid="00039da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b8d73" officeooo:paragraph-rsid="0009dcb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b8d73" officeooo:paragraph-rsid="000e4db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9c5cc" officeooo:paragraph-rsid="0009dcb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09dcb3" officeooo:paragraph-rsid="0009dcb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7fd0e" officeooo:paragraph-rsid="0007a10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rsid="0037fd0e" officeooo:paragraph-rsid="0007a10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rsid="0037fd0e" officeooo:paragraph-rsid="000b43b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rsid="0037fd0e" officeooo:paragraph-rsid="000c348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rsid="0037fd0e" officeooo:paragraph-rsid="000d2a2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rsid="0037fd0e" officeooo:paragraph-rsid="000e4db5" style:font-size-asian="14pt" style:font-size-complex="14pt"/>
    </style:style>
    <style:style style:name="P14" style:family="paragraph" style:parent-style-name="Table_20_Contents">
      <style:text-properties style:font-name="Times New Roman" fo:font-size="14pt" officeooo:rsid="003805e5" officeooo:paragraph-rsid="0007a101" style:font-size-asian="14pt" style:font-size-complex="14pt"/>
    </style:style>
    <style:style style:name="P15" style:family="paragraph" style:parent-style-name="Table_20_Contents">
      <style:text-properties style:font-name="Times New Roman" fo:font-size="14pt" officeooo:paragraph-rsid="0007a101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370d12"/>
    </style:style>
    <style:style style:name="T3" style:family="text">
      <style:text-properties style:text-position="sub 58%" officeooo:rsid="0009dcb3"/>
    </style:style>
    <style:style style:name="T4" style:family="text">
      <style:text-properties style:text-position="sub 58%" officeooo:rsid="0009dcb3" style:font-size-asian="12.25pt"/>
    </style:style>
    <style:style style:name="T5" style:family="text">
      <style:text-properties style:text-position="sub 58%" style:font-name="Liberation Serif" officeooo:rsid="000e4db5" style:font-size-asian="12.25pt"/>
    </style:style>
    <style:style style:name="T6" style:family="text">
      <style:text-properties style:text-position="sub 58%" officeooo:rsid="000e4db5"/>
    </style:style>
    <style:style style:name="T7" style:family="text">
      <style:text-properties officeooo:rsid="00039da2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33460"/>
    </style:style>
    <style:style style:name="T10" style:family="text">
      <style:text-properties style:text-position="0% 100%" officeooo:rsid="002b8d73"/>
    </style:style>
    <style:style style:name="T11" style:family="text">
      <style:text-properties style:text-position="0% 100%" officeooo:rsid="0009dcb3"/>
    </style:style>
    <style:style style:name="T12" style:family="text">
      <style:text-properties style:text-position="0% 100%" officeooo:rsid="000b43b3"/>
    </style:style>
    <style:style style:name="T13" style:family="text">
      <style:text-properties style:text-position="0% 100%" officeooo:rsid="0009dcb3" style:font-size-asian="12.25pt"/>
    </style:style>
    <style:style style:name="T14" style:family="text">
      <style:text-properties style:text-position="0% 100%" officeooo:rsid="000c3483" style:font-size-asian="12.25pt"/>
    </style:style>
    <style:style style:name="T15" style:family="text">
      <style:text-properties style:text-position="0% 100%" officeooo:rsid="000e4db5" style:font-size-asian="12.25pt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fo:font-weight="bold" officeooo:rsid="002ef3c6" style:font-weight-asian="bold" style:font-weight-complex="bold"/>
    </style:style>
    <style:style style:name="T18" style:family="text">
      <style:text-properties style:text-position="0% 100%" officeooo:rsid="000c3483"/>
    </style:style>
    <style:style style:name="T19" style:family="text">
      <style:text-properties style:text-position="0% 100%" officeooo:rsid="0009c5cc"/>
    </style:style>
    <style:style style:name="T20" style:family="text">
      <style:text-properties style:text-position="0% 100%" officeooo:rsid="000e4db5"/>
    </style:style>
    <style:style style:name="T21" style:family="text">
      <style:text-properties style:text-position="0% 100%" style:font-name="Liberation Serif" officeooo:rsid="000e4db5"/>
    </style:style>
    <style:style style:name="T22" style:family="text">
      <style:text-properties style:text-position="0% 100%" style:font-name="Liberation Serif" officeooo:rsid="000e4db5" style:font-size-asian="12.25pt"/>
    </style:style>
    <style:style style:name="T23" style:family="text">
      <style:text-properties style:text-position="0% 100%" officeooo:rsid="0021031b" style:font-size-asian="14pt"/>
    </style:style>
    <style:style style:name="T24" style:family="text">
      <style:text-properties officeooo:rsid="00370d12"/>
    </style:style>
    <style:style style:name="T25" style:family="text">
      <style:text-properties officeooo:rsid="0009dcb3"/>
    </style:style>
    <style:style style:name="T26" style:family="text">
      <style:text-properties fo:font-weight="bold" officeooo:rsid="002b8d73" style:font-weight-asian="bold" style:font-weight-complex="bold"/>
    </style:style>
    <style:style style:name="T27" style:family="text">
      <style:text-properties officeooo:rsid="000e4db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6">Сначала разберём некоторые константы, используемые в дальнейшем решении:</text:span></text:p>
      <text:p text:style-name="P4">m<text:span text:style-name="T1">0</text:span> = 438665 кг <text:span text:style-name="T11">— </text:span><text:s/>общая начальная масса ракеты </text:p>
      <text:p text:style-name="P6">m<text:span text:style-name="T1">T0</text:span><text:span text:style-name="T8"> = 348400 кг </text:span><text:span text:style-name="T11">— </text:span><text:span text:style-name="T10">начальная масса топлива ракеты </text:span></text:p>
      <text:p text:style-name="P10">В<text:span text:style-name="T10">место </text:span><text:span text:style-name="T11">P</text:span><text:span text:style-name="T6">i</text:span><text:span text:style-name="T11"> подставляем значения </text:span><text:span text:style-name="T13">P</text:span><text:span text:style-name="T4">у</text:span><text:span text:style-name="T13">, P</text:span><text:span text:style-name="T4">1,2</text:span><text:span text:style-name="T13">, P</text:span><text:span text:style-name="T4">3</text:span><text:span text:style-name="T13"> , P</text:span><text:span text:style-name="T4">4</text:span><text:span text:style-name="T13">:</text:span></text:p>
      <text:p text:style-name="P4"><text:span text:style-name="T25"><text:tab/>P</text:span><text:span text:style-name="T3">у</text:span><text:span text:style-name="T25"> = </text:span>1515217 Н *6 <text:span text:style-name="T11">— </text:span>сила тяги ускорителей (1 атм) </text:p>
      <text:p text:style-name="P4"><text:span text:style-name="T25"><text:tab/>P</text:span><text:span text:style-name="T3">1,2</text:span><text:span text:style-name="T25"> = </text:span>1319032 Н <text:span text:style-name="T11">— </text:span>сила тяги 1, 2 двигателя (1 атм) </text:p>
      <text:p text:style-name="P4"><text:span text:style-name="T25"><text:tab/>P</text:span><text:span text:style-name="T3">3</text:span><text:span text:style-name="T25"> = </text:span>13875 Н <text:span text:style-name="T11">— </text:span>сила тяги 3 двигателя (1 атм)</text:p>
      <text:p text:style-name="P4"><text:span text:style-name="T25"><text:tab/>P</text:span><text:span text:style-name="T3">4</text:span><text:span text:style-name="T25"> = </text:span>64286 Н <text:span text:style-name="T11">— </text:span>сила тяги 4 двигателя (1 атм) </text:p>
      <text:p text:style-name="P7">P<text:span text:style-name="T1">упр</text:span><text:span text:style-name="T8"> = </text:span><text:span text:style-name="T12">4</text:span><text:span text:style-name="T8"> Н — управляющая сила</text:span></text:p>
      <text:p text:style-name="P13">В<text:span text:style-name="T10">место </text:span><text:span text:style-name="T21">ω</text:span><text:span text:style-name="T3">0</text:span><text:span text:style-name="T11"> подставляем значения </text:span><text:span text:style-name="T22">ω</text:span><text:span text:style-name="T4">у</text:span><text:span text:style-name="T13">, </text:span><text:span text:style-name="T22">ω</text:span><text:span text:style-name="T4">1,2</text:span><text:span text:style-name="T13">, </text:span><text:span text:style-name="T22">ω</text:span><text:span text:style-name="T4">3</text:span><text:span text:style-name="T13"> , </text:span><text:span text:style-name="T22">ω</text:span><text:span text:style-name="T4">4</text:span><text:span text:style-name="T13">:</text:span></text:p>
      <text:p text:style-name="P5"><text:span text:style-name="T25"><text:tab/></text:span><text:span text:style-name="T21">ω</text:span><text:span text:style-name="T3">у</text:span><text:span text:style-name="T25"> = </text:span>100,494/с *6 <text:span text:style-name="T11">— </text:span><text:span text:style-name="T23">скорость истечения продуктов сгорания топлива </text:span><text:s/>ускорителей (1 атм) </text:p>
      <text:p text:style-name="P5"><text:span text:style-name="T25"><text:tab/></text:span><text:span text:style-name="T21">ω</text:span><text:span text:style-name="T3">1,2</text:span><text:span text:style-name="T25"> = </text:span>44,407/с <text:span text:style-name="T11">— </text:span><text:span text:style-name="T23">скорость истечения продуктов сгорания топлива</text:span> 1, 2 двигателя (1 атм) </text:p>
      <text:p text:style-name="P5"><text:span text:style-name="T25"><text:tab/></text:span><text:span text:style-name="T21">ω</text:span><text:span text:style-name="T3">3</text:span><text:span text:style-name="T25"> =</text:span> 1,53/с <text:s/><text:span text:style-name="T11">— </text:span><text:span text:style-name="T23">скорость истечения продуктов сгорания топлива</text:span> 3 двигателя (1 атм)</text:p>
      <text:p text:style-name="P5"><text:span text:style-name="T11"><text:tab/></text:span><text:span text:style-name="T21">ω</text:span><text:span text:style-name="T3">4</text:span><text:span text:style-name="T11"> = </text:span><text:span text:style-name="T8">6,555/с</text:span><text:span text:style-name="T19"> </text:span><text:span text:style-name="T11">— </text:span><text:span text:style-name="T23">скорость истечения продуктов сгорания топлива</text:span><text:span text:style-name="T19"> 4 двигателя (1 атм) </text:span></text:p>
      <text:p text:style-name="P1"/>
      <text:p text:style-name="P1"/>
      <text:p text:style-name="P1"/>
      <text:p text:style-name="P9"><text:span text:style-name="T9"><text:tab/></text:span><text:span text:style-name="T17">В итоге после подставления получаем д</text:span><text:span text:style-name="T16">инамические параметры в течение полёта:</text:span></text:p>
      <text:p text:style-name="P12"><draw:frame draw:style-name="fr1" draw:name="Object6" text:anchor-type="as-char" svg:y="-0.388cm" svg:width="4.299cm" svg:height="0.543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, где <text:span text:style-name="T11">P</text:span><text:span text:style-name="T6">i</text:span><text:span text:style-name="T11"> </text:span><text:span text:style-name="T18">= {</text:span><text:span text:style-name="T11"> </text:span><text:span text:style-name="T13">P</text:span><text:span text:style-name="T4">у</text:span><text:span text:style-name="T13">, P</text:span><text:span text:style-name="T4">1,2</text:span><text:span text:style-name="T13">, P</text:span><text:span text:style-name="T4">3</text:span><text:span text:style-name="T13"> , P</text:span><text:span text:style-name="T4">4</text:span><text:span text:style-name="T13"> </text:span><text:span text:style-name="T14">}.</text:span></text:p>
      <text:p text:style-name="P9"><text:span text:style-name="T8"><draw:frame draw:style-name="fr1" draw:name="Object42" text:anchor-type="as-char" svg:y="-0.621cm" svg:width="5.408cm" svg:height="1.00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"><text:s/>,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Если <text:span text:style-name="T24">m</text:span><text:span text:style-name="T2">T</text:span><text:span text:style-name="T24">(t) &gt; 0:</text:span></text:p>
          </table:table-cell>
          <table:table-cell table:style-name="Table1.A1" office:value-type="string">
            <text:p text:style-name="P8">Если <text:span text:style-name="T24">m</text:span><text:span text:style-name="T2">T</text:span><text:span text:style-name="T24">(t) &lt; 0:</text:span></text:p>
          </table:table-cell>
        </table:table-row>
        <table:table-row>
          <table:table-cell table:style-name="Table1.A1" office:value-type="string">
            <text:p text:style-name="P15"><draw:frame draw:style-name="fr2" draw:name="Object26" text:anchor-type="as-char" svg:y="-0.388cm" svg:width="6.138cm" svg:height="0.543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15"><draw:frame draw:style-name="fr2" draw:name="Object27" text:anchor-type="as-char" svg:y="-0.379cm" svg:width="4.845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5"><draw:frame draw:style-name="fr2" draw:name="Object28" text:anchor-type="as-char" svg:y="-0.388cm" svg:width="1.446cm" svg:height="0.51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15"><draw:frame draw:style-name="fr2" draw:name="Object43" text:anchor-type="as-char" svg:y="-0.388cm" svg:width="1.374cm" svg:height="0.51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1" office:value-type="string">
            <text:p text:style-name="P14"><draw:frame draw:style-name="fr2" draw:name="Object44" text:anchor-type="as-char" svg:y="-0.388cm" svg:width="2.221cm" svg:height="0.54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1" office:value-type="string">
            <text:p text:style-name="P15"><draw:frame draw:style-name="fr2" draw:name="Object45" text:anchor-type="as-char" svg:y="-0.388cm" svg:width="1.783cm" svg:height="0.54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9"><text:span text:style-name="T8"/></text:p>
      <text:p text:style-name="P9"><text:soft-page-break/><text:span text:style-name="T8"><draw:frame draw:style-name="fr2" draw:name="Object46" text:anchor-type="as-char" svg:y="-0.621cm" svg:width="2.783cm" svg:height="1.00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,</text:span></text:p>
      <text:p text:style-name="P9"><draw:frame draw:style-name="fr2" draw:name="Object47" text:anchor-type="as-char" svg:y="-0.621cm" svg:width="1.506cm" svg:height="1.00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</text:p>
      <text:p text:style-name="P13"><draw:frame draw:style-name="fr2" draw:name="Object48" text:anchor-type="as-char" svg:y="-0.388cm" svg:width="3.709cm" svg:height="0.543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 </text:p>
      <text:p text:style-name="P13"><draw:frame draw:style-name="fr2" draw:name="Object49" text:anchor-type="as-char" svg:y="-0.388cm" svg:width="2.939cm" svg:height="0.543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, где <text:span text:style-name="T22">ω</text:span><text:span text:style-name="T5">i</text:span><text:span text:style-name="T11"> </text:span><text:span text:style-name="T18">= {</text:span><text:span text:style-name="T11"> </text:span><text:span text:style-name="T22">ω</text:span><text:span text:style-name="T4">у</text:span><text:span text:style-name="T13">, </text:span><text:span text:style-name="T22">ω</text:span><text:span text:style-name="T4">1,2</text:span><text:span text:style-name="T13">, </text:span><text:span text:style-name="T22">ω</text:span><text:span text:style-name="T4">3</text:span><text:span text:style-name="T13"> , </text:span><text:span text:style-name="T22">ω</text:span><text:span text:style-name="T4">4</text:span><text:span text:style-name="T13"> </text:span><text:span text:style-name="T14">}.</text:span></text:p>
      <text:p text:style-name="P9"><draw:frame draw:style-name="fr2" draw:name="Object50" text:anchor-type="as-char" svg:y="-1.258cm" svg:width="10.479cm" svg:height="1.71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/text:p>
      <text:p text:style-name="P9"><draw:frame draw:style-name="fr2" draw:name="Object51" text:anchor-type="as-char" svg:y="-1.258cm" svg:width="10.373cm" svg:height="1.71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,</text:p>
      <text:p text:style-name="P9"><draw:frame draw:style-name="fr2" draw:name="Object52" text:anchor-type="as-char" svg:y="-0.388cm" svg:width="4.479cm" svg:height="0.54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,</text:p>
      <text:p text:style-name="P9"><draw:frame draw:style-name="fr2" draw:name="Object53" text:anchor-type="as-char" svg:y="-0.388cm" svg:width="4.528cm" svg:height="0.54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1"><text:span text:style-name="T14"/></text:p>
      <text:p text:style-name="P1"><text:tab/>С помощью этих формул и функций можно построить графики, описывающие движение ракеты-носителя. Подробнее про построение графиков написано в практической час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06:48:52.379769357</meta:creation-date>
    <meta:generator>LibreOffice/24.2.6.2$Linux_X86_64 LibreOffice_project/420$Build-2</meta:generator>
    <dc:date>2024-12-26T09:58:31.401874103</dc:date>
    <meta:editing-duration>PT31M19S</meta:editing-duration>
    <meta:editing-cycles>5</meta:editing-cycles>
    <meta:document-statistic meta:table-count="1" meta:image-count="0" meta:object-count="16" meta:page-count="2" meta:paragraph-count="34" meta:word-count="206" meta:character-count="1173" meta:non-whitespace-character-count="960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=</mo>
        <mi>y</mi>
      </mrow>
      <mrow>
        <mrow>
          <mo fence="true" form="prefix" stretchy="false">(</mo>
          <mrow>
            <msub>
              <mi>t</mi>
              <mi>i</mi>
            </msub>
          </mrow>
          <mo fence="true" form="postfix" stretchy="false">)</mo>
        </mrow>
        <mo stretchy="false">+</mo>
        <msub>
          <mi>V</mi>
          <mi>Y</mi>
        </msub>
      </mrow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⋅</mo>
        <mi mathvariant="italic">dt</mi>
      </mrow>
    </mrow>
    <annotation encoding="StarMath 5.0">y(t_{i+1}) = y(t_i) + V_Y (t_{i+1}) cdot dt</annotation>
  </semantics>
</math>
</file>

<file path=Object 10/content.xml><?xml version="1.0" encoding="utf-8"?>
<math xmlns="http://www.w3.org/1998/Math/MathML" display="block">
  <semantics>
    <mrow>
      <msub>
        <mi>I</mi>
        <mi>И</mi>
      </msub>
      <mo stretchy="false">=</mo>
      <mfrac>
        <mrow>
          <mn>2</mn>
          <mi>Н</mi>
        </mrow>
        <mrow>
          <mi>ω</mi>
          <mi>'</mi>
        </mrow>
      </mfrac>
    </mrow>
    <annotation encoding="StarMath 5.0">I_И =  {2Н} over {%omega'}</annotation>
  </semantics>
</math>
</file>

<file path=Object 11/content.xml><?xml version="1.0" encoding="utf-8"?>
<math xmlns="http://www.w3.org/1998/Math/MathML" display="block">
  <semantics>
    <mrow>
      <mi>ω</mi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=</mo>
        <mi>ω</mi>
      </mrow>
      <mrow>
        <mrow>
          <mo fence="true" form="prefix" stretchy="false">(</mo>
          <mrow>
            <msub>
              <mi>t</mi>
              <mi>i</mi>
            </msub>
          </mrow>
          <mo fence="true" form="postfix" stretchy="false">)</mo>
        </mrow>
        <mo stretchy="false">+</mo>
        <mi>ω</mi>
      </mrow>
      <mrow>
        <mi>'</mi>
        <mo stretchy="false">⋅</mo>
        <mi mathvariant="italic">dt</mi>
      </mrow>
    </mrow>
    <annotation encoding="StarMath 5.0">%omega (t_{i+1}) = %omega(t_i) + %omega' cdot dt</annotation>
  </semantics>
</math>
</file>

<file path=Object 12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=</mo>
        <mrow>
          <mi>φ</mi>
          <mo stretchy="false">+</mo>
          <mrow>
            <msub>
              <mi>ω</mi>
              <mi>i</mi>
            </msub>
            <mo stretchy="false">⋅</mo>
            <mi mathvariant="italic">dt</mi>
          </mrow>
        </mrow>
      </mrow>
    </mrow>
    <annotation encoding="StarMath 5.0">%varphi(t_{i+1}) = %varphi + %omega_i cdot dt</annotation>
  </semantics>
</math>
</file>

<file path=Object 13/content.xml><?xml version="1.0" encoding="utf-8"?>
<math xmlns="http://www.w3.org/1998/Math/MathML" display="block">
  <semantics>
    <mrow>
      <msub>
        <mi>V</mi>
        <mi>X</mi>
      </msub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=</mo>
        <msub>
          <mi>V</mi>
          <mi>X</mi>
        </msub>
      </mrow>
      <mrow>
        <mrow>
          <mo fence="true" form="prefix" stretchy="false">(</mo>
          <mrow>
            <msub>
              <mi>t</mi>
              <mi>i</mi>
            </msub>
          </mrow>
          <mo fence="true" form="postfix" stretchy="false">)</mo>
        </mrow>
        <mo stretchy="false">+</mo>
        <mrow>
          <mfrac>
            <mrow>
              <mrow>
                <mrow>
                  <mo fence="true" form="prefix" stretchy="false">(</mo>
                  <mrow>
                    <mrow>
                      <mi>P</mi>
                      <mrow>
                        <mrow>
                          <mo fence="true" form="prefix" stretchy="false">(</mo>
                          <mrow>
                            <mi>t</mi>
                          </mrow>
                          <mo fence="true" form="postfix" stretchy="false">)</mo>
                        </mrow>
                        <mo stretchy="false">−</mo>
                        <mfrac>
                          <mn>1</mn>
                          <mi>n</mi>
                        </mfrac>
                      </mrow>
                    </mrow>
                  </mrow>
                  <mo fence="true" form="postfix" stretchy="false">)</mo>
                </mrow>
                <mo stretchy="false">⋅</mo>
                <mi>cos</mi>
              </mrow>
              <mrow>
                <mrow>
                  <mo fence="true" form="prefix" stretchy="true">(</mo>
                  <mrow>
                    <mrow>
                      <mfrac>
                        <mi>π</mi>
                        <mn>2</mn>
                      </mfrac>
                      <mo stretchy="false">−</mo>
                      <mi>φ</mi>
                    </mrow>
                  </mrow>
                  <mo fence="true" form="postfix" stretchy="true">)</mo>
                </mrow>
                <mo stretchy="false">−</mo>
                <mn>2</mn>
              </mrow>
              <mrow>
                <mi>Н</mi>
                <mo stretchy="false">⋅</mo>
                <mi>sin</mi>
              </mrow>
              <mrow>
                <mo fence="true" form="prefix" stretchy="true">(</mo>
                <mrow>
                  <mrow>
                    <mfrac>
                      <mi>π</mi>
                      <mn>2</mn>
                    </mfrac>
                    <mo stretchy="false">−</mo>
                    <mi>φ</mi>
                  </mrow>
                </mrow>
                <mo fence="true" form="postfix" stretchy="true">)</mo>
              </mrow>
            </mrow>
            <mrow>
              <msub>
                <mi>m</mi>
                <mi mathvariant="italic">РН</mi>
              </msub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frac>
          <mo stretchy="false">⋅</mo>
          <mi mathvariant="italic">dt</mi>
        </mrow>
      </mrow>
    </mrow>
    <annotation encoding="StarMath 5.0">V_X(t_{i+1}) = V_X(t_{i}) + {(P(t) - 1over n) cdot cos left(%pi over 2  - %varphi right) - 2Н cdot sin left( %pi over 2 - %varphi right)} over{ m_РН(t)} cdot dt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=</mo>
        <msub>
          <mi>V</mi>
          <mi>Y</mi>
        </msub>
      </mrow>
      <mrow>
        <mrow>
          <mo fence="true" form="prefix" stretchy="false">(</mo>
          <mrow>
            <msub>
              <mi>t</mi>
              <mi>i</mi>
            </msub>
          </mrow>
          <mo fence="true" form="postfix" stretchy="false">)</mo>
        </mrow>
        <mo stretchy="false">+</mo>
        <mrow>
          <mfrac>
            <mrow>
              <mrow>
                <mrow>
                  <mo fence="true" form="prefix" stretchy="false">(</mo>
                  <mrow>
                    <mrow>
                      <mi>P</mi>
                      <mrow>
                        <mrow>
                          <mo fence="true" form="prefix" stretchy="false">(</mo>
                          <mrow>
                            <mi>t</mi>
                          </mrow>
                          <mo fence="true" form="postfix" stretchy="false">)</mo>
                        </mrow>
                        <mo stretchy="false">−</mo>
                        <mfrac>
                          <mn>1</mn>
                          <mi>n</mi>
                        </mfrac>
                      </mrow>
                    </mrow>
                  </mrow>
                  <mo fence="true" form="postfix" stretchy="false">)</mo>
                </mrow>
                <mo stretchy="false">⋅</mo>
                <mi>cos</mi>
              </mrow>
              <mrow>
                <mrow>
                  <mo fence="true" form="prefix" stretchy="true">(</mo>
                  <mrow>
                    <mrow>
                      <mfrac>
                        <mi>π</mi>
                        <mn>2</mn>
                      </mfrac>
                      <mo stretchy="false">−</mo>
                      <mi>φ</mi>
                    </mrow>
                  </mrow>
                  <mo fence="true" form="postfix" stretchy="true">)</mo>
                </mrow>
                <mo stretchy="false">+</mo>
                <mn>2</mn>
              </mrow>
              <mrow>
                <mi>Н</mi>
                <mo stretchy="false">⋅</mo>
                <mi>sin</mi>
              </mrow>
              <mrow>
                <mo fence="true" form="prefix" stretchy="true">(</mo>
                <mrow>
                  <mrow>
                    <mfrac>
                      <mi>π</mi>
                      <mn>2</mn>
                    </mfrac>
                    <mo stretchy="false">−</mo>
                    <mi>φ</mi>
                  </mrow>
                </mrow>
                <mo fence="true" form="postfix" stretchy="true">)</mo>
              </mrow>
            </mrow>
            <mrow>
              <msub>
                <mi>m</mi>
                <mi mathvariant="italic">РН</mi>
              </msub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frac>
          <mo stretchy="false">⋅</mo>
          <mi mathvariant="italic">dt</mi>
        </mrow>
      </mrow>
    </mrow>
    <annotation encoding="StarMath 5.0">V_Y(t_{i+1}) = V_Y(t_{i}) + {(P(t) - 1over n
) cdot cos left(%pi over 2  - %varphi right) + 2Н cdot sin left( %pi over 2 - %varphi right)} over{ m_РН(t)} cdot dt</annotation>
  </semantics>
</math>
</file>

<file path=Object 15/content.xml><?xml version="1.0" encoding="utf-8"?>
<math xmlns="http://www.w3.org/1998/Math/MathML" display="block">
  <semantics>
    <mrow>
      <mi>x</mi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=</mo>
        <mi>x</mi>
      </mrow>
      <mrow>
        <mrow>
          <mo fence="true" form="prefix" stretchy="false">(</mo>
          <mrow>
            <msub>
              <mi>t</mi>
              <mi>i</mi>
            </msub>
          </mrow>
          <mo fence="true" form="postfix" stretchy="false">)</mo>
        </mrow>
        <mo stretchy="false">+</mo>
        <msub>
          <mi>V</mi>
          <mi>X</mi>
        </msub>
      </mrow>
      <mrow>
        <mrow>
          <mo fence="true" form="prefix" stretchy="false">(</mo>
          <mrow>
            <msub>
              <mi>t</mi>
              <mrow>
                <mi>i</mi>
                <mo stretchy="false">+</mo>
                <mn>1</mn>
              </mrow>
            </msub>
          </mrow>
          <mo fence="true" form="postfix" stretchy="false">)</mo>
        </mrow>
        <mo stretchy="false">⋅</mo>
        <mi mathvariant="italic">dt</mi>
      </mrow>
    </mrow>
    <annotation encoding="StarMath 5.0">x(t_{i+1}) = x(t_i) + V_X (t_{i+1}) cdot dt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row>
          <msub>
            <mi>P</mi>
            <mi>i</mi>
          </msub>
          <mo stretchy="false">+</mo>
          <mrow>
            <msub>
              <mi>S</mi>
              <mi>α</mi>
            </msub>
            <mo stretchy="false">⋅</mo>
            <msub>
              <mi>p</mi>
              <mrow>
                <mi>H</mi>
                <mn>0</mn>
              </mrow>
            </msub>
          </mrow>
        </mrow>
      </mrow>
      <mrow>
        <mo fence="true" form="prefix" stretchy="false">[</mo>
        <mrow>
          <mrow>
            <mrow>
              <mn>1</mn>
              <mo stretchy="false">−</mo>
              <mi>π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row>
        <mo fence="true" form="postfix" stretchy="false">]</mo>
      </mrow>
    </mrow>
    <annotation encoding="StarMath 5.0">P = P_i + S_%alpha cdot p_H0 [1- %pi ( y)]</annotation>
  </semantics>
</math>
</file>

<file path=Object 2/content.xml><?xml version="1.0" encoding="utf-8"?>
<math xmlns="http://www.w3.org/1998/Math/MathML" display="block">
  <semantics>
    <mrow>
      <msub>
        <mi>m</mi>
        <mi>T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348400</mn>
          <mrow>
            <mi mathvariant="italic">кг</mi>
            <mo stretchy="false">−</mo>
            <mrow>
              <mrow>
                <mo fence="true" form="prefix" stretchy="false">(</mo>
                <mrow>
                  <mrow>
                    <mi>P</mi>
                    <mrow>
                      <mrow>
                        <mo stretchy="false">+</mo>
                        <mn>4</mn>
                      </mrow>
                      <mi>Н</mi>
                    </mrow>
                  </mrow>
                </mrow>
                <mo fence="true" form="postfix" stretchy="false">)</mo>
              </mrow>
              <mo stretchy="false">⋅</mo>
              <mfrac>
                <mi>t</mi>
                <mi>I</mi>
              </mfrac>
            </mrow>
          </mrow>
        </mrow>
      </mrow>
    </mrow>
    <annotation encoding="StarMath 5.0">{ m _ T { ( t ) = {348400 кг - { ( P{ + 4Н } ) cdot { t over I } } } } }</annotation>
  </semantics>
</math>
</file>

<file path=Object 3/content.xml><?xml version="1.0" encoding="utf-8"?>
<math xmlns="http://www.w3.org/1998/Math/MathML" display="block">
  <semantics>
    <mrow>
      <mrow>
        <msub>
          <mi>m</mi>
          <mi mathvariant="italic">РН</mi>
        </msub>
        <mo stretchy="false">=</mo>
        <mn>438665</mn>
      </mrow>
      <mrow>
        <mrow>
          <mi mathvariant="italic">кг</mi>
          <mo stretchy="false">−</mo>
          <mn>348400</mn>
        </mrow>
        <mrow>
          <mi mathvariant="italic">кг</mi>
          <mo stretchy="false">+</mo>
          <msub>
            <mi>m</mi>
            <mi>T</mi>
          </msub>
        </mrow>
      </mrow>
      <mrow>
        <mo fence="true" form="prefix" stretchy="false">(</mo>
        <mrow>
          <mi>t</mi>
        </mrow>
        <mo fence="true" form="postfix" stretchy="false">)</mo>
      </mrow>
    </mrow>
    <annotation encoding="StarMath 5.0">{  { m _ РН = 438665 } { кг - 348400 кг+ m _ T } ( t ) }</annotation>
  </semantics>
</math>
</file>

<file path=Object 4/content.xml><?xml version="1.0" encoding="utf-8"?>
<math xmlns="http://www.w3.org/1998/Math/MathML" display="block">
  <semantics>
    <mrow>
      <mrow>
        <msub>
          <mi>m</mi>
          <mi mathvariant="italic">РН</mi>
        </msub>
        <mo stretchy="false">=</mo>
        <mn>438665</mn>
      </mrow>
      <mrow>
        <mi mathvariant="italic">кг</mi>
        <mo stretchy="false">−</mo>
        <mn>348400</mn>
      </mrow>
      <mi mathvariant="italic">кг</mi>
    </mrow>
    <annotation encoding="StarMath 5.0">m_РН =  438665 кг - 348400 кг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P</mi>
      </mrow>
    </mrow>
    <annotation encoding="StarMath 5.0">P(t) = P
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</mn>
      </mrow>
    </mrow>
    <annotation encoding="StarMath 5.0">P(t) = 0</annotation>
  </semantics>
</math>
</file>

<file path=Object 7/content.xml><?xml version="1.0" encoding="utf-8"?>
<math xmlns="http://www.w3.org/1998/Math/MathML" display="block">
  <semantics>
    <mrow>
      <msub>
        <mi>P</mi>
        <mi mathvariant="italic">упр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4</mn>
      </mrow>
      <mi>Н</mi>
    </mrow>
    <annotation encoding="StarMath 5.0">P_упр (t)= 4Н</annotation>
  </semantics>
</math>
</file>

<file path=Object 8/content.xml><?xml version="1.0" encoding="utf-8"?>
<math xmlns="http://www.w3.org/1998/Math/MathML" display="block">
  <semantics>
    <mrow>
      <msub>
        <mi>P</mi>
        <mi mathvariant="italic">упр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</mn>
      </mrow>
    </mrow>
    <annotation encoding="StarMath 5.0">P_упр (t)= 0</annotation>
  </semantics>
</math>
</file>

<file path=Object 9/content.xml><?xml version="1.0" encoding="utf-8"?>
<math xmlns="http://www.w3.org/1998/Math/MathML" display="block">
  <semantics>
    <mrow>
      <msub>
        <mi>M</mi>
        <mi mathvariant="italic">упр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4</mn>
      </mrow>
      <mrow>
        <mi>Н</mi>
        <mo stretchy="false">⋅</mo>
        <mfrac>
          <mn>1</mn>
          <mn>2</mn>
        </mfrac>
      </mrow>
    </mrow>
    <annotation encoding="StarMath 5.0">M_упр (t)= 4 Н cdot {1 over 2}</annotation>
  </semantics>
</math>
</file>